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top="0.101cm" fo:margin-bottom="0.199cm" fo:text-align="start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1">
      <style:paragraph-properties fo:margin-top="0.101cm" fo:margin-bottom="0.199cm" fo:text-align="start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top="0.101cm" fo:margin-bottom="0.199cm" fo:text-align="center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top="0.101cm" fo:margin-bottom="0.199cm" fo:text-align="end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"><text:span text:style-name="T1"><text:tab/><text:tab/><text:tab/><text:tab/><text:tab/><text:tab/><text:tab/>Czerwionka-Leszczyny, 30.10.2015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Oświadczenie</text:p>
      <text:p text:style-name="P2"/>
      <text:p text:style-name="P2"/>
      <text:p text:style-name="P2"/>
      <text:p text:style-name="P2"/>
      <text:p text:style-name="P3"><text:tab/>Oświadczam, że prowadziłem zajęcia na Uniwersytecie Trzeciego Wieku w Czerwionce – Leszczynach, w dniach, w ilości:</text:p>
      <text:list xml:id="list4920100385596809967" text:style-name="L1">
        <text:list-item>
          <text:p text:style-name="P4">9.10.2015 <text:s/>, 2 godziny</text:p>
        </text:list-item>
        <text:list-item>
          <text:p text:style-name="P4">16.10.2015, 4 godziny</text:p>
        </text:list-item>
        <text:list-item>
          <text:p text:style-name="P6">23.10.2015, 4 godziny</text:p>
        </text:list-item>
        <text:list-item>
          <text:p text:style-name="P6">30.10.2015, 4 godziny</text:p>
          <text:p text:style-name="P6">w sumie <text:s text:c="5"/>14 godzin</text:p>
        </text:list-item>
      </text:list>
      <text:p text:style-name="P5"><text:tab/>W ramach kursu:</text:p>
      <text:p text:style-name="P7">„Kurs obsługi komputera”</text:p>
      <text:p text:style-name="P7"/>
      <text:p text:style-name="P7"/>
      <text:p text:style-name="P7"/>
      <text:p text:style-name="P8">------------------- <text:s text:c="2"/><text:line-break/>(<text:span text:style-name="T2">Data, Podpis</text:span>) <text:s text:c="5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30T12:37:31.67</meta:creation-date>
    <meta:document-statistic meta:table-count="0" meta:image-count="0" meta:object-count="0" meta:page-count="1" meta:paragraph-count="12" meta:word-count="51" meta:character-count="363"/>
    <dc:date>2015-10-30T12:45:43.89</dc:date>
    <meta:editing-duration>PT8M20S</meta:editing-duration>
    <meta:editing-cycles>1</meta:editing-cycles>
    <meta:generator>OpenOffice/4.1.1$Win32 OpenOffice.org_project/411m6$Build-9775</meta:generator>
  </office:meta>
</office:document-meta>
</file>